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7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/>
    <style:style style:name="ce4" style:family="table-cell" style:parent-style-name="Default" style:data-style-name="N41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91" calcext:value-type="float">
            <text:p>191</text:p>
          </table:table-cell>
          <table:table-cell table:formula="of:=AVERAGE([.A2:.A11])" office:value-type="float" office:value="624.8" calcext:value-type="float">
            <text:p>624.8</text:p>
          </table:table-cell>
          <table:table-cell table:formula="of:=AVERAGE([.B2:.B11])" office:value-type="float" office:value="378.9" calcext:value-type="float">
            <text:p>378.9</text:p>
          </table:table-cell>
          <table:table-cell table:formula="of:=[.A2]-[.C2]" office:value-type="float" office:value="-62.8" calcext:value-type="float">
            <text:p>-62.8</text:p>
          </table:table-cell>
          <table:table-cell table:formula="of:=[.B2]-[.D2]" office:value-type="float" office:value="-187.9" calcext:value-type="float">
            <text:p>-187.9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2" calcext:value-type="float">
            <text:p>192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3]-[.C3]" office:value-type="float" office:value="59.2" calcext:value-type="float">
            <text:p>59.2</text:p>
          </table:table-cell>
          <table:table-cell table:formula="of:=[.B3]-[.D3]" office:value-type="float" office:value="-186.9" calcext:value-type="float">
            <text:p>-186.9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98" calcext:value-type="float">
            <text:p>298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4]-[.C4]" office:value-type="float" office:value="-179.8" calcext:value-type="float">
            <text:p>-179.8</text:p>
          </table:table-cell>
          <table:table-cell table:formula="of:=[.B4]-[.D4]" office:value-type="float" office:value="-80.9" calcext:value-type="float">
            <text:p>-80.9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99" calcext:value-type="float">
            <text:p>299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5]-[.C5]" office:value-type="float" office:value="176.2" calcext:value-type="float">
            <text:p>176.2</text:p>
          </table:table-cell>
          <table:table-cell table:formula="of:=[.B5]-[.D5]" office:value-type="float" office:value="-79.9" calcext:value-type="float">
            <text:p>-79.9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72" calcext:value-type="float">
            <text:p>372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6]-[.C6]" office:value-type="float" office:value="-197.8" calcext:value-type="float">
            <text:p>-197.8</text:p>
          </table:table-cell>
          <table:table-cell table:formula="of:=[.B6]-[.D6]" office:value-type="float" office:value="-6.89999999999998" calcext:value-type="float">
            <text:p>-6.89999999999998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74" calcext:value-type="float">
            <text:p>374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7]-[.C7]" office:value-type="float" office:value="196.2" calcext:value-type="float">
            <text:p>196.2</text:p>
          </table:table-cell>
          <table:table-cell table:formula="of:=[.B7]-[.D7]" office:value-type="float" office:value="-4.89999999999998" calcext:value-type="float">
            <text:p>-4.89999999999998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79" calcext:value-type="float">
            <text:p>479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8]-[.C8]" office:value-type="float" office:value="-171.8" calcext:value-type="float">
            <text:p>-171.8</text:p>
          </table:table-cell>
          <table:table-cell table:formula="of:=[.B8]-[.D8]" office:value-type="float" office:value="100.1" calcext:value-type="float">
            <text:p>100.1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80" calcext:value-type="float">
            <text:p>480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9]-[.C9]" office:value-type="float" office:value="168.2" calcext:value-type="float">
            <text:p>168.2</text:p>
          </table:table-cell>
          <table:table-cell table:formula="of:=[.B9]-[.D9]" office:value-type="float" office:value="101.1" calcext:value-type="float">
            <text:p>101.1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51" calcext:value-type="float">
            <text:p>551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10]-[.C10]" office:value-type="float" office:value="-106.8" calcext:value-type="float">
            <text:p>-106.8</text:p>
          </table:table-cell>
          <table:table-cell table:formula="of:=[.B10]-[.D10]" office:value-type="float" office:value="172.1" calcext:value-type="float">
            <text:p>172.1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53" calcext:value-type="float">
            <text:p>553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11]-[.C11]" office:value-type="float" office:value="119.2" calcext:value-type="float">
            <text:p>119.2</text:p>
          </table:table-cell>
          <table:table-cell table:formula="of:=[.B11]-[.D11]" office:value-type="float" office:value="174.1" calcext:value-type="float">
            <text:p>174.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62.8" calcext:value-type="float">
            <text:p>-62.8</text:p>
          </table:table-cell>
          <table:table-cell office:value-type="float" office:value="59.2" calcext:value-type="float">
            <text:p>59.2</text:p>
          </table:table-cell>
          <table:table-cell office:value-type="float" office:value="-179.8" calcext:value-type="float">
            <text:p>-179.8</text:p>
          </table:table-cell>
          <table:table-cell office:value-type="float" office:value="176.2" calcext:value-type="float">
            <text:p>176.2</text:p>
          </table:table-cell>
          <table:table-cell office:value-type="float" office:value="-197.8" calcext:value-type="float">
            <text:p>-197.8</text:p>
          </table:table-cell>
          <table:table-cell office:value-type="float" office:value="196.2" calcext:value-type="float">
            <text:p>196.2</text:p>
          </table:table-cell>
          <table:table-cell office:value-type="float" office:value="-171.8" calcext:value-type="float">
            <text:p>-171.8</text:p>
          </table:table-cell>
          <table:table-cell office:value-type="float" office:value="168.2" calcext:value-type="float">
            <text:p>168.2</text:p>
          </table:table-cell>
          <table:table-cell office:value-type="float" office:value="-106.8" calcext:value-type="float">
            <text:p>-106.8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-187.9" calcext:value-type="float">
            <text:p>-187.9</text:p>
          </table:table-cell>
          <table:table-cell office:value-type="float" office:value="-186.9" calcext:value-type="float">
            <text:p>-186.9</text:p>
          </table:table-cell>
          <table:table-cell office:value-type="float" office:value="-80.9" calcext:value-type="float">
            <text:p>-80.9</text:p>
          </table:table-cell>
          <table:table-cell office:value-type="float" office:value="-79.9" calcext:value-type="float">
            <text:p>-79.9</text:p>
          </table:table-cell>
          <table:table-cell office:value-type="float" office:value="-6.89999999999998" calcext:value-type="float">
            <text:p>-6.89999999999998</text:p>
          </table:table-cell>
          <table:table-cell office:value-type="float" office:value="-4.89999999999998" calcext:value-type="float">
            <text:p>-4.89999999999998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1" calcext:value-type="float">
            <text:p>101.1</text:p>
          </table:table-cell>
          <table:table-cell office:value-type="float" office:value="172.1" calcext:value-type="float">
            <text:p>172.1</text:p>
          </table:table-cell>
          <table:table-cell office:value-type="float" office:value="174.1" calcext:value-type="float">
            <text:p>174.1</text:p>
          </table:table-cell>
        </table:table-row>
      </table:table>
      <table:table table:name="Foglio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35" calcext:value-type="float">
            <text:p>235</text:p>
          </table:table-cell>
          <table:table-cell table:formula="of:=AVERAGE([.A2:.A11])" office:value-type="float" office:value="623.3" calcext:value-type="float">
            <text:p>623.3</text:p>
          </table:table-cell>
          <table:table-cell table:formula="of:=AVERAGE([.B2:.B11])" office:value-type="float" office:value="403.9" calcext:value-type="float">
            <text:p>403.9</text:p>
          </table:table-cell>
          <table:table-cell table:formula="of:=[.A2]-[.C2]" office:value-type="float" office:value="-136.3" calcext:value-type="float">
            <text:p>-136.3</text:p>
          </table:table-cell>
          <table:table-cell table:formula="of:=[.B2]-[.D2]" office:value-type="float" office:value="-168.9" calcext:value-type="float">
            <text:p>-168.9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34" calcext:value-type="float">
            <text:p>234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3]-[.C3]" office:value-type="float" office:value="128.7" calcext:value-type="float">
            <text:p>128.7</text:p>
          </table:table-cell>
          <table:table-cell table:formula="of:=[.B3]-[.D3]" office:value-type="float" office:value="-169.9" calcext:value-type="float">
            <text:p>-169.9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16" calcext:value-type="float">
            <text:p>316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4]-[.C4]" office:value-type="float" office:value="-186.3" calcext:value-type="float">
            <text:p>-186.3</text:p>
          </table:table-cell>
          <table:table-cell table:formula="of:=[.B4]-[.D4]" office:value-type="float" office:value="-87.9" calcext:value-type="float">
            <text:p>-87.9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14" calcext:value-type="float">
            <text:p>314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5]-[.C5]" office:value-type="float" office:value="185.7" calcext:value-type="float">
            <text:p>185.7</text:p>
          </table:table-cell>
          <table:table-cell table:formula="of:=[.B5]-[.D5]" office:value-type="float" office:value="-89.9" calcext:value-type="float">
            <text:p>-89.9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80" calcext:value-type="float">
            <text:p>380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6]-[.C6]" office:value-type="float" office:value="-194.3" calcext:value-type="float">
            <text:p>-194.3</text:p>
          </table:table-cell>
          <table:table-cell table:formula="of:=[.B6]-[.D6]" office:value-type="float" office:value="-23.9" calcext:value-type="float">
            <text:p>-23.9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81" calcext:value-type="float">
            <text:p>381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7]-[.C7]" office:value-type="float" office:value="194.7" calcext:value-type="float">
            <text:p>194.7</text:p>
          </table:table-cell>
          <table:table-cell table:formula="of:=[.B7]-[.D7]" office:value-type="float" office:value="-22.9" calcext:value-type="float">
            <text:p>-22.9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18" calcext:value-type="float">
            <text:p>518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8]-[.C8]" office:value-type="float" office:value="-136.3" calcext:value-type="float">
            <text:p>-136.3</text:p>
          </table:table-cell>
          <table:table-cell table:formula="of:=[.B8]-[.D8]" office:value-type="float" office:value="114.1" calcext:value-type="float">
            <text:p>114.1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20" calcext:value-type="float">
            <text:p>520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9]-[.C9]" office:value-type="float" office:value="150.7" calcext:value-type="float">
            <text:p>150.7</text:p>
          </table:table-cell>
          <table:table-cell table:formula="of:=[.B9]-[.D9]" office:value-type="float" office:value="116.1" calcext:value-type="float">
            <text:p>116.1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10]-[.C10]" office:value-type="float" office:value="-70.3" calcext:value-type="float">
            <text:p>-70.3</text:p>
          </table:table-cell>
          <table:table-cell table:formula="of:=[.B10]-[.D10]" office:value-type="float" office:value="167.1" calcext:value-type="float">
            <text:p>167.1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70" calcext:value-type="float">
            <text:p>570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11]-[.C11]" office:value-type="float" office:value="63.7" calcext:value-type="float">
            <text:p>63.7</text:p>
          </table:table-cell>
          <table:table-cell table:formula="of:=[.B11]-[.D11]" office:value-type="float" office:value="166.1" calcext:value-type="float">
            <text:p>166.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136.3" calcext:value-type="float">
            <text:p>-136.3</text:p>
          </table:table-cell>
          <table:table-cell office:value-type="float" office:value="128.7" calcext:value-type="float">
            <text:p>128.7</text:p>
          </table:table-cell>
          <table:table-cell office:value-type="float" office:value="-186.3" calcext:value-type="float">
            <text:p>-186.3</text:p>
          </table:table-cell>
          <table:table-cell office:value-type="float" office:value="185.7" calcext:value-type="float">
            <text:p>185.7</text:p>
          </table:table-cell>
          <table:table-cell office:value-type="float" office:value="-194.3" calcext:value-type="float">
            <text:p>-194.3</text:p>
          </table:table-cell>
          <table:table-cell office:value-type="float" office:value="194.7" calcext:value-type="float">
            <text:p>194.7</text:p>
          </table:table-cell>
          <table:table-cell office:value-type="float" office:value="-136.3" calcext:value-type="float">
            <text:p>-136.3</text:p>
          </table:table-cell>
          <table:table-cell office:value-type="float" office:value="150.7" calcext:value-type="float">
            <text:p>150.7</text:p>
          </table:table-cell>
          <table:table-cell office:value-type="float" office:value="-70.3" calcext:value-type="float">
            <text:p>-70.3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-168.9" calcext:value-type="float">
            <text:p>-168.9</text:p>
          </table:table-cell>
          <table:table-cell office:value-type="float" office:value="-169.9" calcext:value-type="float">
            <text:p>-169.9</text:p>
          </table:table-cell>
          <table:table-cell office:value-type="float" office:value="-87.9" calcext:value-type="float">
            <text:p>-87.9</text:p>
          </table:table-cell>
          <table:table-cell office:value-type="float" office:value="-89.9" calcext:value-type="float">
            <text:p>-89.9</text:p>
          </table:table-cell>
          <table:table-cell office:value-type="float" office:value="-23.9" calcext:value-type="float">
            <text:p>-23.9</text:p>
          </table:table-cell>
          <table:table-cell office:value-type="float" office:value="-22.9" calcext:value-type="float">
            <text:p>-22.9</text:p>
          </table:table-cell>
          <table:table-cell office:value-type="float" office:value="114.1" calcext:value-type="float">
            <text:p>114.1</text:p>
          </table:table-cell>
          <table:table-cell office:value-type="float" office:value="116.1" calcext:value-type="float">
            <text:p>116.1</text:p>
          </table:table-cell>
          <table:table-cell office:value-type="float" office:value="167.1" calcext:value-type="float">
            <text:p>167.1</text:p>
          </table:table-cell>
          <table:table-cell office:value-type="float" office:value="166.1" calcext:value-type="float">
            <text:p>166.1</text:p>
          </table:table-cell>
        </table:table-row>
      </table:table>
      <table:table table:name="Foglio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2" calcext:value-type="float">
            <text:p>222</text:p>
          </table:table-cell>
          <table:table-cell table:formula="of:=AVERAGE([.A2:.A11])" office:value-type="float" office:value="625.1" calcext:value-type="float">
            <text:p>625.1</text:p>
          </table:table-cell>
          <table:table-cell table:formula="of:=AVERAGE([.B2:.B11])" office:value-type="float" office:value="389.6" calcext:value-type="float">
            <text:p>389.6</text:p>
          </table:table-cell>
          <table:table-cell table:formula="of:=[.A2]-[.C2]" office:value-type="float" office:value="-119.1" calcext:value-type="float">
            <text:p>-119.1</text:p>
          </table:table-cell>
          <table:table-cell table:formula="of:=[.B2]-[.D2]" office:value-type="float" office:value="-167.6" calcext:value-type="float">
            <text:p>-167.6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3" calcext:value-type="float">
            <text:p>223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3]-[.C3]" office:value-type="float" office:value="115.9" calcext:value-type="float">
            <text:p>115.9</text:p>
          </table:table-cell>
          <table:table-cell table:formula="of:=[.B3]-[.D3]" office:value-type="float" office:value="-166.6" calcext:value-type="float">
            <text:p>-166.6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27" calcext:value-type="float">
            <text:p>327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4]-[.C4]" office:value-type="float" office:value="-193.1" calcext:value-type="float">
            <text:p>-193.1</text:p>
          </table:table-cell>
          <table:table-cell table:formula="of:=[.B4]-[.D4]" office:value-type="float" office:value="-62.6" calcext:value-type="float">
            <text:p>-62.6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5" calcext:value-type="float">
            <text:p>325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5]-[.C5]" office:value-type="float" office:value="184.9" calcext:value-type="float">
            <text:p>184.9</text:p>
          </table:table-cell>
          <table:table-cell table:formula="of:=[.B5]-[.D5]" office:value-type="float" office:value="-64.6" calcext:value-type="float">
            <text:p>-64.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88" calcext:value-type="float">
            <text:p>388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6]-[.C6]" office:value-type="float" office:value="-198.1" calcext:value-type="float">
            <text:p>-198.1</text:p>
          </table:table-cell>
          <table:table-cell table:formula="of:=[.B6]-[.D6]" office:value-type="float" office:value="-1.60000000000002" calcext:value-type="float">
            <text:p>-1.60000000000002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89" calcext:value-type="float">
            <text:p>389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7]-[.C7]" office:value-type="float" office:value="191.9" calcext:value-type="float">
            <text:p>191.9</text:p>
          </table:table-cell>
          <table:table-cell table:formula="of:=[.B7]-[.D7]" office:value-type="float" office:value="-0.600000000000023" calcext:value-type="float">
            <text:p>-0.600000000000023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70" calcext:value-type="float">
            <text:p>470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8]-[.C8]" office:value-type="float" office:value="-177.1" calcext:value-type="float">
            <text:p>-177.1</text:p>
          </table:table-cell>
          <table:table-cell table:formula="of:=[.B8]-[.D8]" office:value-type="float" office:value="80.4" calcext:value-type="float">
            <text:p>80.4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9" calcext:value-type="float">
            <text:p>469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9]-[.C9]" office:value-type="float" office:value="174.9" calcext:value-type="float">
            <text:p>174.9</text:p>
          </table:table-cell>
          <table:table-cell table:formula="of:=[.B9]-[.D9]" office:value-type="float" office:value="79.4" calcext:value-type="float">
            <text:p>79.4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42" calcext:value-type="float">
            <text:p>542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10]-[.C10]" office:value-type="float" office:value="-114.1" calcext:value-type="float">
            <text:p>-114.1</text:p>
          </table:table-cell>
          <table:table-cell table:formula="of:=[.B10]-[.D10]" office:value-type="float" office:value="152.4" calcext:value-type="float">
            <text:p>152.4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41" calcext:value-type="float">
            <text:p>541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11]-[.C11]" office:value-type="float" office:value="133.9" calcext:value-type="float">
            <text:p>133.9</text:p>
          </table:table-cell>
          <table:table-cell table:formula="of:=[.B11]-[.D11]" office:value-type="float" office:value="151.4" calcext:value-type="float">
            <text:p>151.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119.1" calcext:value-type="float">
            <text:p>-119.1</text:p>
          </table:table-cell>
          <table:table-cell office:value-type="float" office:value="115.9" calcext:value-type="float">
            <text:p>115.9</text:p>
          </table:table-cell>
          <table:table-cell office:value-type="float" office:value="-193.1" calcext:value-type="float">
            <text:p>-193.1</text:p>
          </table:table-cell>
          <table:table-cell office:value-type="float" office:value="184.9" calcext:value-type="float">
            <text:p>184.9</text:p>
          </table:table-cell>
          <table:table-cell office:value-type="float" office:value="-198.1" calcext:value-type="float">
            <text:p>-198.1</text:p>
          </table:table-cell>
          <table:table-cell office:value-type="float" office:value="191.9" calcext:value-type="float">
            <text:p>191.9</text:p>
          </table:table-cell>
          <table:table-cell office:value-type="float" office:value="-177.1" calcext:value-type="float">
            <text:p>-177.1</text:p>
          </table:table-cell>
          <table:table-cell office:value-type="float" office:value="174.9" calcext:value-type="float">
            <text:p>174.9</text:p>
          </table:table-cell>
          <table:table-cell office:value-type="float" office:value="-114.1" calcext:value-type="float">
            <text:p>-114.1</text:p>
          </table:table-cell>
          <table:table-cell office:value-type="float" office:value="133.9" calcext:value-type="float">
            <text:p>133.9</text:p>
          </table:table-cell>
        </table:table-row>
        <table:table-row table:style-name="ro1">
          <table:table-cell office:value-type="float" office:value="-167.6" calcext:value-type="float">
            <text:p>-167.6</text:p>
          </table:table-cell>
          <table:table-cell office:value-type="float" office:value="-166.6" calcext:value-type="float">
            <text:p>-166.6</text:p>
          </table:table-cell>
          <table:table-cell office:value-type="float" office:value="-62.6" calcext:value-type="float">
            <text:p>-62.6</text:p>
          </table:table-cell>
          <table:table-cell office:value-type="float" office:value="-64.6" calcext:value-type="float">
            <text:p>-64.6</text:p>
          </table:table-cell>
          <table:table-cell office:value-type="float" office:value="-1.60000000000002" calcext:value-type="float">
            <text:p>-1.60000000000002</text:p>
          </table:table-cell>
          <table:table-cell office:value-type="float" office:value="-0.600000000000023" calcext:value-type="float">
            <text:p>-0.600000000000023</text:p>
          </table:table-cell>
          <table:table-cell office:value-type="float" office:value="80.4" calcext:value-type="float">
            <text:p>80.4</text:p>
          </table:table-cell>
          <table:table-cell office:value-type="float" office:value="79.4" calcext:value-type="float">
            <text:p>79.4</text:p>
          </table:table-cell>
          <table:table-cell office:value-type="float" office:value="152.4" calcext:value-type="float">
            <text:p>152.4</text:p>
          </table:table-cell>
          <table:table-cell office:value-type="float" office:value="151.4" calcext:value-type="float">
            <text:p>151.4</text:p>
          </table:table-cell>
        </table:table-row>
      </table:table>
      <table:table table:name="Foglio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Alone rosso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ntiorario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Orario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22" calcext:value-type="float">
            <text:p>422</text:p>
          </table:table-cell>
          <table:table-cell/>
        </table:table-row>
      </table:table>
      <table:table table:name="Risultati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Foglio 1</text:p>
          </table:table-cell>
          <table:table-cell office:value-type="string" calcext:value-type="string">
            <text:p>Foglio 2</text:p>
          </table:table-cell>
          <table:table-cell office:value-type="string" calcext:value-type="string">
            <text:p>Foglio 3</text:p>
          </table:table-cell>
          <table:table-cell office:value-type="string" calcext:value-type="string">
            <text:p>Foglio 4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8.9" calcext:value-type="float">
            <text:p>198.9</text:p>
          </table:table-cell>
          <table:table-cell office:value-type="float" office:value="197.7" calcext:value-type="float">
            <text:p>197.7</text:p>
          </table:table-cell>
          <table:table-cell office:value-type="float" office:value="196.4" calcext:value-type="float">
            <text:p>196.4</text:p>
          </table:table-cell>
          <table:table-cell office:value-type="float" office:value="192.4" calcext:value-type="float">
            <text:p>192.4</text:p>
          </table:table-cell>
          <table:table-cell table:formula="of:=AVERAGE([.B2:.E2])" office:value-type="float" office:value="196.35" calcext:value-type="float">
            <text:p>196.35</text:p>
          </table:table-cell>
          <table:table-cell table:formula="of:=STDEV([.B2:.E2])" office:value-type="float" office:value="2.82429932313603" calcext:value-type="float">
            <text:p>2.82429932313603</text:p>
          </table:table-cell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624.3" calcext:value-type="float">
            <text:p>624.3</text:p>
          </table:table-cell>
          <table:table-cell office:value-type="float" office:value="624.1" calcext:value-type="float">
            <text:p>624.1</text:p>
          </table:table-cell>
          <table:table-cell office:value-type="float" office:value="623.8" calcext:value-type="float">
            <text:p>623.8</text:p>
          </table:table-cell>
          <table:table-cell office:value-type="float" office:value="621.6" calcext:value-type="float">
            <text:p>621.6</text:p>
          </table:table-cell>
          <table:table-cell table:formula="of:=AVERAGE([.B3:.E3])" office:value-type="float" office:value="623.45" calcext:value-type="float">
            <text:p>623.45</text:p>
          </table:table-cell>
          <table:table-cell table:formula="of:=STDEV([.B3:.E3])" office:value-type="float" office:value="1.25033328890071" calcext:value-type="float">
            <text:p>1.25033328890071</text:p>
          </table:table-cell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383.5" calcext:value-type="float">
            <text:p>383.5</text:p>
          </table:table-cell>
          <table:table-cell office:value-type="float" office:value="383.2" calcext:value-type="float">
            <text:p>383.2</text:p>
          </table:table-cell>
          <table:table-cell office:value-type="float" office:value="383.9" calcext:value-type="float">
            <text:p>383.9</text:p>
          </table:table-cell>
          <table:table-cell office:value-type="float" office:value="378.4" calcext:value-type="float">
            <text:p>378.4</text:p>
          </table:table-cell>
          <table:table-cell table:formula="of:=AVERAGE([.B4:.E4])" office:value-type="float" office:value="382.25" calcext:value-type="float">
            <text:p>382.25</text:p>
          </table:table-cell>
          <table:table-cell table:formula="of:=STDEV([.B4:.E4])" office:value-type="float" office:value="2.582634314029" calcext:value-type="float">
            <text:p>2.582634314029</text:p>
          </table:table-cell>
        </table:table-row>
      </table:table>
      <table:table table:name="Astronomi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rcturus (Deg)</text:p>
          </table:table-cell>
          <table:table-cell office:value-type="string" calcext:value-type="string">
            <text:p>Spica (Deg)</text:p>
          </table:table-cell>
          <table:table-cell office:value-type="string" calcext:value-type="string">
            <text:p>Scarto</text:p>
          </table:table-cell>
          <table:table-cell office:value-type="string" calcext:value-type="string">
            <text:p>Cosalpha (Rad)</text:p>
          </table:table-cell>
          <table:table-cell office:value-type="string" calcext:value-type="string">
            <text:p>Alpha (Deg)</text:p>
          </table:table-cell>
          <table:table-cell office:value-type="string" calcext:value-type="string">
            <text:p>Deg/Pix</text:p>
          </table:table-cell>
          <table:table-cell office:value-type="string" calcext:value-type="string">
            <text:p>Ang Radius</text:p>
          </table:table-cell>
          <table:table-cell office:value-type="string" calcext:value-type="string">
            <text:p>Refr Index</text:p>
          </table:table-cell>
          <table:table-cell/>
        </table:table-row>
        <table:table-row table:style-name="ro1">
          <table:table-cell office:value-type="string" calcext:value-type="string">
            <text:p>Ra (Azimut)</text:p>
          </table:table-cell>
          <table:table-cell office:value-type="float" office:value="213.75" calcext:value-type="float">
            <text:p>213.75</text:p>
          </table:table-cell>
          <table:table-cell office:value-type="float" office:value="201.25" calcext:value-type="float">
            <text:p>201.25</text:p>
          </table:table-cell>
          <table:table-cell table:formula="of:=[.B2]-[.C2]" office:value-type="float" office:value="12.5" calcext:value-type="float">
            <text:p>12.5</text:p>
          </table:table-cell>
          <table:table-cell office:value-type="float" office:value="0.8406" calcext:value-type="float">
            <text:p>0.8406</text:p>
          </table:table-cell>
          <table:table-cell office:value-type="float" office:value="32.8" calcext:value-type="float">
            <text:p>32.8</text:p>
          </table:table-cell>
          <table:table-cell table:formula="of:=[.F2]/[.E8]" office:value-type="float" office:value="0.111186440677966" calcext:value-type="float">
            <text:p>0.111186440677966</text:p>
          </table:table-cell>
          <table:table-cell table:formula="of:=[$Risultati.F2]*[.G2]" office:value-type="float" office:value="21.8314576271186" calcext:value-type="float">
            <text:p>21.8314576271186</text:p>
          </table:table-cell>
          <table:table-cell table:formula="of:=SIN(([.H6]+PI()/3)/2)/SIN(PI()/6)" office:value-type="float" office:value="1.30989657124745" calcext:value-type="float">
            <text:p>1.30989657124745</text:p>
          </table:table-cell>
          <table:table-cell/>
        </table:table-row>
        <table:table-row table:style-name="ro1">
          <table:table-cell office:value-type="string" calcext:value-type="string">
            <text:p>Dec (Polar)</text:p>
          </table:table-cell>
          <table:table-cell office:value-type="float" office:value="19.17" calcext:value-type="float">
            <text:p>19.17</text:p>
          </table:table-cell>
          <table:table-cell office:value-type="float" office:value="-11.15" calcext:value-type="float">
            <text:p>-11.15</text:p>
          </table:table-cell>
          <table:table-cell table:formula="of:=[.B3]-[.C3]" office:value-type="float" office:value="30.32" calcext:value-type="float">
            <text:p>30.32</text:p>
          </table:table-cell>
          <table:table-cell table:number-columns-repeated="2"/>
          <table:table-cell table:number-columns-repeated="3" office:value-type="string" calcext:value-type="string">
            <text:p>sigma</text:p>
          </table:table-cell>
          <table:table-cell office:value-type="string" calcext:value-type="string">
            <text:p>sbagliato</text:p>
          </table:table-cell>
        </table:table-row>
        <table:table-row table:style-name="ro1">
          <table:table-cell/>
          <table:table-cell table:formula="of:=RADIANS([.B2])" office:value-type="float" office:value="3.73064127613788" calcext:value-type="float">
            <text:p>3.73064127613788</text:p>
          </table:table-cell>
          <table:table-cell table:formula="of:=RADIANS([.C2])" office:value-type="float" office:value="3.51247511963859" calcext:value-type="float">
            <text:p>3.51247511963859</text:p>
          </table:table-cell>
          <table:table-cell table:formula="of:=[.B4]-[.C4]" office:value-type="float" office:value="0.218166156499291" calcext:value-type="float">
            <text:p>0.218166156499291</text:p>
          </table:table-cell>
          <table:table-cell table:number-columns-repeated="2"/>
          <table:table-cell table:formula="of:=[.F2]/([.E8]^2)" office:value-type="float" office:value="0.000376903188738868" calcext:value-type="float">
            <text:p>0.000376903188739</text:p>
          </table:table-cell>
          <table:table-cell table:formula="of:=SQRT(([$Risultati.G2]* [.G2])^2 +([.G4]*[$Risultati.F2])^2)" office:value-type="float" office:value="0.322626210125318" calcext:value-type="float">
            <text:p>0.322626210125318</text:p>
          </table:table-cell>
          <table:table-cell table:formula="of:=SQRT((COS(3*[.H6]+PI())/6)^2 * [.H8]^2)" office:value-type="float" office:value="0.000389265848432938" calcext:value-type="float">
            <text:p>0.000389265848433</text:p>
          </table:table-cell>
          <table:table-cell table:formula="of:=(COS(([.H6]+PI()/3)/2))*[.H8]" office:value-type="float" office:value="0.00425511520189515" calcext:value-type="float">
            <text:p>0.004255115201895</text:p>
          </table:table-cell>
        </table:table-row>
        <table:table-row table:style-name="ro1">
          <table:table-cell/>
          <table:table-cell table:formula="of:=RADIANS([.B3])" office:value-type="float" office:value="0.334579617607313" calcext:value-type="float">
            <text:p>0.334579617607313</text:p>
          </table:table-cell>
          <table:table-cell table:formula="of:=RADIANS([.C3])" office:value-type="float" office:value="-0.194604211597368" calcext:value-type="float">
            <text:p>-0.194604211597368</text:p>
          </table:table-cell>
          <table:table-cell table:formula="of:=[.B5]-[.C5]" office:value-type="float" office:value="0.529183829204681" calcext:value-type="float">
            <text:p>0.529183829204681</text:p>
          </table:table-cell>
          <table:table-cell table:number-columns-repeated="3"/>
          <table:table-cell office:value-type="string" calcext:value-type="string">
            <text:p>Radians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RADIANS([.H2])" office:value-type="float" office:value="0.381030816102849" calcext:value-type="float">
            <text:p>0.381030816102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Portal (AZ)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 Arcturus Spica</text:p>
          </table:table-cell>
          <table:table-cell table:number-columns-repeated="2"/>
          <table:table-cell office:value-type="string" calcext:value-type="string">
            <text:p>sigm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1° 54′ 49″ N</text:p>
          </table:table-cell>
          <table:table-cell table:style-name="ce2" office:value-type="string" calcext:value-type="string">
            <text:p> 109° 8′ 29″ W</text:p>
          </table:table-cell>
          <table:table-cell office:value-type="string" calcext:value-type="string">
            <text:p>Degrees</text:p>
          </table:table-cell>
          <table:table-cell table:style-name="ce3" office:value-type="date" office:date-value="2015-12-05" calcext:value-type="date">
            <text:p>05/12/201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+-</text:p>
          </table:table-cell>
          <table:table-cell/>
          <table:table-cell table:formula="of:=RADIANS([.H4])" office:value-type="float" office:value="0.00563088961991786" calcext:value-type="float">
            <text:p>0.005630889619918</text:p>
          </table:table-cell>
          <table:table-cell table:number-columns-repeated="2"/>
        </table:table-row>
        <table:table-row table:style-name="ro1">
          <table:table-cell table:style-name="ce1" office:value-type="float" office:value="31.913611" calcext:value-type="float">
            <text:p>31.913611</text:p>
          </table:table-cell>
          <table:table-cell table:style-name="ce2" office:value-type="float" office:value="-109.141389" calcext:value-type="float">
            <text:p>-109.141389</text:p>
          </table:table-cell>
          <table:table-cell office:value-type="string" calcext:value-type="string">
            <text:p>Decimal</text:p>
          </table:table-cell>
          <table:table-cell table:style-name="ce4" office:value-type="time" office:time-value="PT05H48M00S" calcext:value-type="time">
            <text:p>05:48: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itudine</text:p>
          </table:table-cell>
          <table:table-cell office:value-type="string" calcext:value-type="string">
            <text:p>Longitudin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ladstone Dale</text:p>
          </table:table-cell>
          <table:table-cell/>
          <table:table-cell office:value-type="string" calcext:value-type="string">
            <text:p>n-1</text:p>
          </table:table-cell>
          <table:table-cell office:value-type="string" calcext:value-type="string">
            <text:p>densità</text:p>
          </table:table-cell>
          <table:table-cell office:value-type="string" calcext:value-type="string">
            <text:p>costa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qua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0.997" calcext:value-type="float">
            <text:p>0.997</text:p>
          </table:table-cell>
          <table:table-cell table:formula="of:=[.C13]/[.D13]" office:value-type="float" office:value="0.334002006018054" calcext:value-type="float">
            <text:p>0.334002006018054</text:p>
          </table:table-cell>
          <table:table-cell table:formula="of:=AVERAGE([.E13:.E14])" office:value-type="float" office:value="0.336030446847631" calcext:value-type="float">
            <text:p>0.336030446847631</text:p>
          </table:table-cell>
          <table:table-cell office:value-type="string" calcext:value-type="string">
            <text:p>Med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iaccio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917" calcext:value-type="float">
            <text:p>0.917</text:p>
          </table:table-cell>
          <table:table-cell table:formula="of:=[.C14]/[.D14]" office:value-type="float" office:value="0.338058887677208" calcext:value-type="float">
            <text:p>0.338058887677208</text:p>
          </table:table-cell>
          <table:table-cell table:formula="of:=STDEV([.E13]; [.E14])" office:value-type="float" office:value="0.00286864853165918" calcext:value-type="float">
            <text:p>0.002868648531659</text:p>
          </table:table-cell>
          <table:table-cell office:value-type="string" calcext:value-type="string">
            <text:p>Sig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Deg Pat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6 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served</text:p>
          </table:table-cell>
          <table:table-cell office:value-type="float" office:value="0.335" calcext:value-type="float">
            <text:p>0.33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13:03:47.91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7:39:06.133000000</meta:creation-date>
    <dc:date>2019-06-27T17:17:09.214000000</dc:date>
    <meta:editing-duration>P1DT19H32M10S</meta:editing-duration>
    <meta:editing-cycles>18</meta:editing-cycles>
    <meta:generator>LibreOffice/6.2.4.2$Windows_X86_64 LibreOffice_project/2412653d852ce75f65fbfa83fb7e7b669a126d64</meta:generator>
    <meta:document-statistic meta:table-count="6" meta:cell-count="400" meta:object-count="0"/>
  </office:meta>
</office:document-meta>
</file>